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4000002FF5C87892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el" fo:font-size="10.5pt" style:font-name-asian="Arial" style:font-size-asian="10.5pt" style:font-name-complex="Arial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Transformer</text:span></text:p>
          </draw:text-box>
        </draw:frame>
        <draw:frame draw:style-name="gr3" draw:text-style-name="P4" draw:layer="layout" svg:width="51.432cm" svg:height="74.153cm" svg:x="4.495cm" svg:y="7.657cm">
          <draw:image xlink:href="Pictures/1000000100000214000002FF5C87892E.png" xlink:type="simple" xlink:show="embed" xlink:actuate="onLoad" draw:mime-type="image/png">
            <text:p/>
          </draw:image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2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2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2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2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2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2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5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5"><text:span text:style-name="T3">Пров</text:span><text:span text:style-name="T2">.</text:span></text:p>
          </draw:text-box>
        </draw:frame>
        <draw:frame draw:style-name="gr4" draw:text-style-name="P6" draw:layer="layout" svg:width="1.75cm" svg:height="0.755cm" svg:x="40.37cm" svg:y="81.447cm">
          <draw:text-box>
            <text:p text:style-name="P5"><text:span text:style-name="T3">Т.контр.</text:span></text:p>
          </draw:text-box>
        </draw:frame>
        <draw:frame draw:style-name="gr4" draw:text-style-name="P6" draw:layer="layout" svg:width="1.75cm" svg:height="0.755cm" svg:x="40.37cm" svg:y="82.422cm">
          <draw:text-box>
            <text:p text:style-name="P5"><text:span text:style-name="T3">Н.контр.</text:span></text:p>
          </draw:text-box>
        </draw:frame>
        <draw:frame draw:style-name="gr4" draw:text-style-name="P6" draw:layer="layout" svg:width="1.75cm" svg:height="0.755cm" svg:x="40.37cm" svg:y="82.922cm">
          <draw:text-box>
            <text:p text:style-name="P5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5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2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2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2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6" draw:layer="layout" svg:width="1.95cm" svg:height="0.755cm" svg:x="42.32cm" svg:y="82.922cm">
          <draw:text-box>
            <text:p text:style-name="P5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2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2"><text:span text:style-name="T5">ГУИР.121703.007 ПЛ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2"><text:span text:style-name="T6">ИИ, гр. 121703</text:span></text:p>
          </draw:text-box>
        </draw:frame>
        <draw:frame draw:style-name="gr9" draw:text-style-name="P1" draw:layer="layout" svg:width="7cm" svg:height="2.5cm" svg:x="46.9cm" svg:y="79.6cm">
          <draw:text-box>
            <text:p text:style-name="P2"><text:span text:style-name="T7">Система интеллектуального поиска текстов естественного языка</text:span></text:p>
            <text:p text:style-name="P2"><text:span text:style-name="T7">Архитектура Transformer</text:span></text:p>
          </draw:text-box>
        </draw:frame>
        <draw:frame draw:style-name="gr4" draw:text-style-name="P6" draw:layer="layout" svg:width="2.2cm" svg:height="0.755cm" svg:x="42.227cm" svg:y="80.327cm">
          <draw:text-box>
            <text:p text:style-name="P5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6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20:42:37.445105476</dc:date>
    <meta:creation-date>2021-12-13T20:29:21Z</meta:creation-date>
    <meta:generator>LibreOffice/24.2.7.2$Linux_X86_64 LibreOffice_project/420$Build-2</meta:generator>
    <meta:editing-duration>PT59M17S</meta:editing-duration>
    <meta:editing-cycles>13</meta:editing-cycles>
    <meta:document-statistic meta:object-count="61"/>
  </office:meta>
</office:document-meta>
</file>